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c6348" officeooo:paragraph-rsid="000c6348"/>
    </style:style>
    <style:style style:name="P2" style:family="paragraph" style:parent-style-name="Text_20_body">
      <style:text-properties officeooo:rsid="000c6348" officeooo:paragraph-rsid="000c6348"/>
    </style:style>
    <style:style style:name="P3" style:family="paragraph" style:parent-style-name="Text_20_body">
      <style:text-properties officeooo:rsid="000da804" officeooo:paragraph-rsid="001991a5"/>
    </style:style>
    <style:style style:name="P4" style:family="paragraph" style:parent-style-name="Text_20_body">
      <style:text-properties officeooo:rsid="001a5daf" officeooo:paragraph-rsid="001a5daf"/>
    </style:style>
    <style:style style:name="P5" style:family="paragraph" style:parent-style-name="Text_20_body">
      <style:text-properties officeooo:rsid="001c1217" officeooo:paragraph-rsid="001c1217"/>
    </style:style>
    <style:style style:name="P6" style:family="paragraph" style:parent-style-name="Text_20_body">
      <style:text-properties officeooo:rsid="001c1217" officeooo:paragraph-rsid="001cd098"/>
    </style:style>
    <style:style style:name="P7" style:family="paragraph" style:parent-style-name="Text_20_body">
      <style:text-properties officeooo:rsid="001c1217" officeooo:paragraph-rsid="001e88b4"/>
    </style:style>
    <style:style style:name="P8" style:family="paragraph" style:parent-style-name="Text_20_body">
      <style:text-properties officeooo:rsid="001c1217" officeooo:paragraph-rsid="001ef842"/>
    </style:style>
    <style:style style:name="P9" style:family="paragraph" style:parent-style-name="Text_20_body">
      <style:text-properties officeooo:rsid="001e88b4" officeooo:paragraph-rsid="001e88b4"/>
    </style:style>
    <style:style style:name="P10" style:family="paragraph" style:parent-style-name="Heading_20_3">
      <style:text-properties officeooo:rsid="000c6348" officeooo:paragraph-rsid="000c6348"/>
    </style:style>
    <style:style style:name="P11" style:family="paragraph" style:parent-style-name="Heading_20_3">
      <style:text-properties officeooo:rsid="000da804" officeooo:paragraph-rsid="000da804"/>
    </style:style>
    <style:style style:name="P12" style:family="paragraph" style:parent-style-name="Heading_20_3">
      <style:text-properties officeooo:rsid="001a5daf" officeooo:paragraph-rsid="001a5daf"/>
    </style:style>
    <style:style style:name="P13" style:family="paragraph" style:parent-style-name="Heading_20_3">
      <style:paragraph-properties fo:break-before="page"/>
      <style:text-properties officeooo:rsid="001c1217" officeooo:paragraph-rsid="001c1217"/>
    </style:style>
    <style:style style:name="T1" style:family="text">
      <style:text-properties officeooo:rsid="000ec607" style:text-overline-style="solid" style:text-overline-width="auto" style:text-overline-color="font-color"/>
    </style:style>
    <style:style style:name="T2" style:family="text">
      <style:text-properties officeooo:rsid="00111444" style:text-overline-style="solid" style:text-overline-width="auto" style:text-overline-color="font-color"/>
    </style:style>
    <style:style style:name="T3" style:family="text">
      <style:text-properties officeooo:rsid="000ec607" style:text-overline-style="none" style:text-overline-color="font-color"/>
    </style:style>
    <style:style style:name="T4" style:family="text">
      <style:text-properties officeooo:rsid="00111444" style:text-overline-style="none" style:text-overline-color="font-color"/>
    </style:style>
    <style:style style:name="T5" style:family="text">
      <style:text-properties officeooo:rsid="0011c64b" style:text-overline-style="none" style:text-overline-color="font-color"/>
    </style:style>
    <style:style style:name="T6" style:family="text">
      <style:text-properties officeooo:rsid="00130d95" style:text-overline-style="none" style:text-overline-color="font-color"/>
    </style:style>
    <style:style style:name="T7" style:family="text">
      <style:text-properties officeooo:rsid="0014e1de" style:text-overline-style="none" style:text-overline-color="font-color"/>
    </style:style>
    <style:style style:name="T8" style:family="text">
      <style:text-properties officeooo:rsid="0016ba07" style:text-overline-style="none" style:text-overline-color="font-color"/>
    </style:style>
    <style:style style:name="T9" style:family="text">
      <style:text-properties officeooo:rsid="0018433d" style:text-overline-style="none" style:text-overline-color="font-color"/>
    </style:style>
    <style:style style:name="T10" style:family="text">
      <style:text-properties officeooo:rsid="001991a5" style:text-overline-style="none" style:text-overline-color="font-color"/>
    </style:style>
    <style:style style:name="T11" style:family="text">
      <style:text-properties officeooo:rsid="001cd098"/>
    </style:style>
    <style:style style:name="T12" style:family="text">
      <style:text-properties officeooo:rsid="001ea6d2"/>
    </style:style>
    <style:style style:name="T13" style:family="text">
      <style:text-properties officeooo:rsid="001ef842"/>
    </style:style>
    <style:style style:name="T14" style:family="text">
      <style:text-properties officeooo:rsid="001f0514"/>
    </style:style>
    <style:style style:name="T15" style:family="text">
      <style:text-properties officeooo:rsid="002027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Usage:</text:h>
      <text:p text:style-name="P1">make</text:p>
      <text:p text:style-name="P1">./yasat [input.<text:span text:style-name="T15">cnf</text:span>]</text:p>
      <text:p text:style-name="P1"/>
      <text:h text:style-name="P10" text:outline-level="3">features:</text:h>
      <text:p text:style-name="P2">2-literal watching, 1UIP and non-chronological backtracking</text:p>
      <text:h text:style-name="P11" text:outline-level="3">Code architecture:</text:h>
      <text:p text:style-name="P3">Change the format and renumber the clauses (x = X * 2, <text:span text:style-name="T1">x</text:span><text:span text:style-name="T3"> = </text:span><text:span text:style-name="T4">X * 2 + 1, X from 1 to n)<text:line-break/>add </text:span><text:span text:style-name="T2">0</text:span><text:span text:style-name="T4"> to each cluster, which is the level 0 assigned variable<text:line-break/></text:span><text:span text:style-name="T9">level = 0</text:span><text:span text:style-name="T4"><text:line-break/>while some variable is unassigned :<text:line-break/><text:tab/>add this variable in to a stack<text:line-break/><text:tab/>while stack is not empty :<text:line-break/><text:tab/><text:tab/>v = stack.pop<text:line-break/><text:tab/><text:tab/></text:span><text:span text:style-name="T7">assign v</text:span><text:span text:style-name="T4"><text:line-break/><text:tab/><text:tab/></text:span><text:span text:style-name="T6">for all clauses watching v</text:span><text:span text:style-name="T4">:<text:line-break/><text:tab/><text:tab/><text:tab/></text:span><text:span text:style-name="T6">update the watching variables of the clause</text:span><text:span text:style-name="T4"><text:line-break/><text:tab/><text:tab/><text:tab/>if only one variable is unassigned and others are all false </text:span><text:span text:style-name="T6">in the clause</text:span><text:span text:style-name="T4"> :<text:line-break/><text:tab/><text:tab/><text:tab/><text:tab/>push this variable into the stack<text:line-break/><text:tab/><text:tab/><text:tab/>if </text:span><text:span text:style-name="T5">all variable in </text:span><text:span text:style-name="T6">the</text:span><text:span text:style-name="T5"> clause are false (</text:span><text:span text:style-name="T4">conflict</text:span><text:span text:style-name="T5">)</text:span><text:span text:style-name="T4"> :<text:line-break/><text:tab/><text:tab/><text:tab/><text:tab/></text:span><text:span text:style-name="T9">if level == 0 :<text:line-break/><text:tab/><text:tab/><text:tab/><text:tab/><text:tab/>return unsatisfiable</text:span><text:span text:style-name="T4"><text:line-break/><text:tab/><text:tab/><text:tab/><text:tab/>find 1UIP</text:span><text:span text:style-name="T10"><text:line-break/><text:tab/><text:tab/><text:tab/><text:tab/>restart_level = the second largest level in 1UIP</text:span><text:span text:style-name="T4"><text:line-break/><text:tab/><text:tab/><text:tab/><text:tab/>restart </text:span><text:span text:style-name="T10">from restart_level</text:span><text:span text:style-name="T4"> and add </text:span><text:span text:style-name="T8">1UIP into </text:span><text:span text:style-name="T10">the</text:span><text:span text:style-name="T8"> clauses<text:line-break/><text:tab/></text:span><text:span text:style-name="T9">level = level + 1<text:line-break/>return the answer</text:span></text:p>
      <text:h text:style-name="P12" text:outline-level="3">Difficulties:</text:h>
      <text:p text:style-name="P4">It takes me a lot of time to think that how to make the code beautiful and efficient. And I still not very satisfy with this code.</text:p>
      <text:h text:style-name="P13" text:outline-level="3">Results:</text:h>
      <text:p text:style-name="P5">CPU : Intel Core i7-4710HQ @ 2.5 GHz</text:p>
      <text:p text:style-name="P6">aim-50-1_6-no-1.cnf<text:line-break/>UNSAT<text:line-break/>time(sec) 0.00</text:p>
      <text:p text:style-name="P6">aim-50-1_6-yes1-1.cnf<text:line-break/>SAT<text:line-break/>time(sec) 0.00</text:p>
      <text:p text:style-name="P6">aim-100-1_6-no-1.cnf<text:line-break/>UNSAT<text:line-break/>time<text:span text:style-name="T11">(sec)</text:span> 0.00</text:p>
      <text:p text:style-name="P6">aim-100-1_6-<text:span text:style-name="T11">yes</text:span>-1.cnf<text:line-break/>SAT<text:line-break/>time<text:span text:style-name="T11">(sec)</text:span> 0.00</text:p>
      <text:p text:style-name="P6">aim-200-1_6-no-1.cnf<text:line-break/>UNSAT<text:line-break/>time(sec) 0.00</text:p>
      <text:p text:style-name="P6">aim-200-1_6-yes1-1.cnf<text:line-break/>SAT<text:line-break/>time(sec) 0.00</text:p>
      <text:p text:style-name="P7">dubois20.cnf<text:line-break/>UNSAT<text:line-break/>time(sec) 0.00</text:p>
      <text:p text:style-name="P7">dubois100.cnf<text:line-break/>UNSAT<text:line-break/>time(sec) 0.00</text:p>
      <text:p text:style-name="P8">ii8a1.cnf<text:line-break/>SAT<text:line-break/>time(sec) 0.00</text:p>
      <text:p text:style-name="P8">ii16a1.cnf<text:line-break/>SAT<text:line-break/>time(sec) 1<text:span text:style-name="T13">5.12</text:span></text:p>
      <text:p text:style-name="P7">ii32a1.cnf<text:line-break/>SAT<text:line-break/>time(sec) 0.7<text:span text:style-name="T13">4</text:span></text:p>
      <text:p text:style-name="P7"><text:soft-page-break/>jnh1.cnf<text:line-break/>SAT<text:line-break/>time(sec) 0.02</text:p>
      <text:p text:style-name="P7">jnh10.cnf<text:line-break/>UNSAT<text:line-break/>time(sec) 0.00</text:p>
      <text:p text:style-name="P7">jnh11.cnf<text:line-break/>UNSAT<text:line-break/>time<text:span text:style-name="T11">(sec)</text:span> 0.02</text:p>
      <text:p text:style-name="P5">par8-1.cnf<text:line-break/>SAT<text:line-break/>time(sec) 0.00</text:p>
      <text:p text:style-name="P7">par8-1-c.cnf<text:line-break/>SAT<text:line-break/>time(sec) 0.00</text:p>
      <text:p text:style-name="P5">par16-1.cnf<text:line-break/>SAT<text:line-break/>time(sec) 1.<text:span text:style-name="T14">04</text:span></text:p>
      <text:p text:style-name="P7">par16-1-c.cnf<text:line-break/>SAT<text:line-break/>time(sec) <text:span text:style-name="T14">5.93</text:span></text:p>
      <text:p text:style-name="P9">par32-1.cnf<text:line-break/>UNKNOW<text:span text:style-name="T12">N</text:span><text:line-break/>over 10 hours</text:p>
      <text:p text:style-name="P9">par32-1-c.cnf<text:line-break/>UNKNOW<text:span text:style-name="T12">N</text:span><text:line-break/>over 10 ho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8:38:52.602980437</meta:creation-date>
    <meta:generator>LibreOffice/5.1.4.2$Linux_X86_64 LibreOffice_project/10m0$Build-2</meta:generator>
    <dc:date>2016-12-30T20:40:43.866907177</dc:date>
    <meta:editing-duration>PT52M20S</meta:editing-duration>
    <meta:editing-cycles>19</meta:editing-cycles>
    <meta:document-statistic meta:table-count="0" meta:image-count="0" meta:object-count="0" meta:page-count="3" meta:paragraph-count="31" meta:word-count="272" meta:character-count="1717" meta:non-whitespace-character-count="1433"/>
  </office:meta>
</office:document-meta>
</file>